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  <style:font-face style:name="Calibri" svg:font-family="Calibri"/>
  </office:font-face-decls>
  <office:automatic-styles>
    <style:style style:family="text" style:name="T1" style:display-name="T1">
      <style:text-properties style:font-name="Times New Roman" fo:font-size="14pt"/>
    </style:style>
    <style:style style:family="text" style:name="T2" style:display-name="T2">
      <style:text-properties fo:color="#000000" style:font-name="Calibri" fo:font-size="10pt" fo:language="fr" fo:country="FR" fo:font-weight="normal"/>
    </style:style>
    <style:style style:family="text" style:name="T3" style:display-name="T3" style:parent-style-name="Emphasis-text-text">
      <style:text-properties fo:color="#000000"/>
    </style:style>
    <style:style style:family="text" style:name="T4" style:display-name="T4">
      <style:text-properties fo:color="#000000"/>
    </style:style>
    <style:style style:family="text" style:name="T5" style:display-name="T5">
      <style:text-properties fo:color="#000000" style:font-name="Times New Roman" fo:font-size="14pt" fo:language="fr" fo:country="FR" fo:font-weight="normal" text:display="true" fo:text-transform="none"/>
    </style:style>
    <style:style style:family="paragraph" style:name="P5" style:display-name="P5" style:parent-style-name="Heading-2">
      <style:paragraph-properties fo:text-align="center"/>
      <style:text-properties style:font-name="Times New Roman" fo:font-size="18pt" fo:font-weight="bold"/>
    </style:style>
    <style:style style:family="paragraph" style:name="P6" style:display-name="P6">
      <style:paragraph-properties fo:text-align="left" fo:text-indent="0in" fo:line-height="100%" fo:background-color="transparent" fo:widows="2" fo:orphans="2" fo:margin-left="0in" fo:margin-top="0.071cm" fo:margin-bottom="0cm" fo:keep-with-next="always" style:writing-mode="lr" fo:padding-left="0cm" fo:padding-right="0cm" fo:padding-top="0cm">
        <style:tab-stops>
          <style:tab-stop style:type="left" style:position="0.477778in"/>
          <style:tab-stop style:type="left" style:position="0.571528in"/>
          <style:tab-stop style:type="left" style:position="0.625000in"/>
        </style:tab-stops>
      </style:paragraph-properties>
      <style:text-properties fo:color="#2e74b5" style:font-name="Times New Roman" fo:font-size="14pt" fo:language="fr" fo:country="FR" fo:font-weight="normal" fo:text-transform="none"/>
    </style:style>
    <style:style style:family="paragraph" style:name="P7" style:display-name="P7" style:list-style-name="L1">
      <style:paragraph-properties fo:text-align="left" fo:text-indent="0.000000cm" fo:line-height="100%" fo:background-color="transparent" fo:widows="2" fo:orphans="2" fo:margin-left="1.249000cm" fo:margin-top="0.071cm" fo:margin-bottom="0cm" fo:keep-with-next="always" style:writing-mode="lr" fo:padding-left="0cm" fo:padding-right="0cm" fo:padding-top="0cm">
        <style:tab-stops>
          <style:tab-stop style:type="left" style:position="0.477778in"/>
          <style:tab-stop style:type="left" style:position="0.571528in"/>
          <style:tab-stop style:type="left" style:position="0.625000in"/>
        </style:tab-stops>
      </style:paragraph-properties>
      <style:text-properties fo:color="#2e74b5" style:font-name="Times New Roman" fo:font-size="14pt" fo:language="fr" fo:country="FR" fo:font-weight="normal" fo:text-transform="none"/>
    </style:style>
    <style:style style:family="paragraph" style:name="P8" style:display-name="P8" style:parent-style-name="Titre-3-Projet3GL">
      <style:text-properties fo:font-style="italic"/>
    </style:style>
    <style:style style:family="paragraph" style:name="P9" style:display-name="P9" style:list-style-name="L2">
      <style:paragraph-properties fo:text-align="left" fo:text-indent="1.628000cm" fo:line-height="105%" fo:background-color="transparent" fo:widows="2" fo:orphans="2" fo:margin-left="-0.762000cm" fo:margin-right="0cm" fo:margin-top="0.071cm" fo:margin-bottom="0cm" fo:keep-with-next="always" style:writing-mode="lr" fo:padding-left="0cm" fo:padding-right="0cm" fo:padding-top="0cm">
        <style:tab-stops>
          <style:tab-stop style:type="left" style:position="0.477778in"/>
          <style:tab-stop style:type="left" style:position="0.571528in"/>
          <style:tab-stop style:type="left" style:position="0.625000in"/>
        </style:tab-stops>
      </style:paragraph-properties>
      <style:text-properties fo:color="#2e74b5" style:font-name="Times New Roman" fo:font-size="14pt" fo:language="fr" fo:country="FR" fo:font-style="italic" fo:font-weight="normal" fo:text-transform="none"/>
    </style:style>
    <style:style style:family="paragraph" style:name="P10" style:display-name="P10" style:parent-style-name="Texte-Projet3-GL">
      <style:paragraph-properties fo:text-indent="0cm" fo:margin-left="3.81cm" fo:margin-right="0cm"/>
    </style:style>
    <style:style style:family="paragraph" style:name="P1" style:display-name="P1" style:parent-style-name="Normal">
      <style:text-properties style:font-name="Times New Roman"/>
    </style:style>
    <style:style style:family="paragraph" style:name="P2" style:display-name="P2" style:parent-style-name="Normal">
      <style:paragraph-properties fo:line-height="100%" fo:margin-top="0cm" fo:margin-bottom="0cm"/>
    </style:style>
    <style:style style:family="paragraph" style:name="P3" style:display-name="P3" style:parent-style-name="Texte-Temporaire-Projet3GL">
      <style:paragraph-properties fo:line-height="100%" fo:margin-top="0cm" fo:margin-bottom="0cm"/>
      <style:text-properties style:font-name="Times New Roman" fo:font-size="11pt"/>
    </style:style>
    <style:style style:family="paragraph" style:name="P4" style:display-name="P4" style:parent-style-name="Titre-2-Projet3GL">
      <style:paragraph-properties fo:break-before="page"/>
      <style:text-properties fo:font-size="22pt"/>
    </style:style>
    <style:style style:family="section" style:name="Sect1" style:display-name="Sect1"/>
    <style:style style:family="table" style:name="Table3" style:display-name="Table3">
      <style:table-properties style:width="0.000000" table:align="margins" fo:margin-left="0cm"/>
    </style:style>
    <style:style style:family="table" style:name="Table4" style:display-name="Table4">
      <style:table-properties style:width="0.000000" table:align="margins" fo:margin-left="-0.009cm"/>
    </style:style>
    <style:style style:family="table" style:name="Table1" style:display-name="Table1">
      <style:table-properties style:width="0.000000" table:align="left"/>
    </style:style>
    <style:style style:family="table" style:name="Table2" style:display-name="Table2">
      <style:table-properties style:width="0.000000" table:align="margins" fo:margin-left="0cm"/>
    </style:style>
    <style:style style:family="table-cell" style:name="Table4-col3-row2" style:display-name="Table4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1" style:display-name="Table4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1" style:display-name="Table4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2" style:display-name="Table4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1" style:display-name="Table4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2" style:display-name="Table4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49000cm"/>
      </text:list-level-style-number>
    </text:list-style>
    <text:list-style style:name="L2">
      <text:list-level-style-number text:level="1" style:num-format="1">
        <style:list-level-properties fo:text-indent="1.628000cm" text:space-before="0cm" text:min-label-width="0.762000cm" fo:margin-left="-0.762000cm"/>
      </text:list-level-style-number>
    </text:list-style>
  </office:automatic-styles>
  <office:body>
    <office:text>
      <text:section text:style-name="Sect1" text:name="Section1">
        <text:p text:style-name="Normal"><text:span text:style-name="T1">Groupe C</text:span></text:p>
        <text:p text:style-name="Normal"/>
        <text:p><draw:frame text:anchor-type="paragraph" svg:x="11.083cm" svg:y="0.009cm" draw:z-index="0" draw:style-name="graphic1" svg:width="4.919cm" svg:height="1.767cm"><draw:image xlink:href="Pictures/0" xlink:type="simple" xlink:show="embed" xlink:actuate="onLoad"/></draw:frame></text:p>
        <text:p text:style-name="Normal"/>
        <text:p text:style-name="Normal"/>
        <text:p text:style-name="Titre-Document-Projet3GL">Ordre du Jour Réunion Interne 4</text:p>
        <text:p text:style-name="P1"/>
        <text:p text:style-name="En-tete-Cartouche-Projet3GL">Acteurs :</text:p>
        <table:table table:name="Table1" table:style-name="Table1">
          <table:table-column/>
          <table:table-column/>
          <table:table-column/>
          <table:table-row>
            <table:table-cell table:style-name="Table1_col1_row1">
              <text:p text:style-name="En-tete-Projet3-GL-Tableau-Cartouche">Auteurs</text:p>
            </table:table-cell>
            <table:table-cell table:style-name="Table1_col2_row1">
              <text:p text:style-name="En-tete-Projet3-GL-Tableau-Cartouche">Approbateurs</text:p>
            </table:table-cell>
            <table:table-cell table:style-name="Table1_col3_row1">
              <text:p text:style-name="En-tete-Projet3-GL-Tableau-Cartouche">Validation</text:p>
            </table:table-cell>
          </table:table-row>
          <table:table-row>
            <table:table-cell table:style-name="Table1_col1_row2">
              <text:p text:style-name="Contenu-Projet3GL-Cartouche">Clément CARLES</text:p>
            </table:table-cell>
            <table:table-cell table:style-name="Table1_col2_row2">
              <text:p text:style-name="Texte-Temporaire-Projet3GL"/>
            </table:table-cell>
            <table:table-cell table:style-name="Table1_col3_row2">
              <text:p text:style-name="Contenu-Projet3GL-Cartouche">Olivier MICHALON</text:p>
            </table:table-cell>
          </table:table-row>
          <table:table-row>
            <table:table-cell table:style-name="Table1_col1_row3">
              <text:p text:style-name="P2"><text:span text:style-name="En-tete-Cartouche-Projet3GL-Car-text-text">Rédigé le :</text:span><text:span text:style-name="Contenu-Projet3GL-Cartouche-Car-text-text"> 1</text:span><text:span text:style-name="Contenu-Projet3GL-Cartouche-Car-text-text">8</text:span><text:span text:style-name="Contenu-Projet3GL-Cartouche-Car-text-text">/11/2013</text:span></text:p>
            </table:table-cell>
            <table:table-cell table:style-name="Table1_col2_row3">
              <text:p text:style-name="P2"><text:span text:style-name="En-tete-Cartouche-Projet3GL-Car-text-text">Approuvé le :</text:span><text:span text:style-name="Contenu-Projet3GL-Cartouche-Car-text-text"> </text:span></text:p>
            </table:table-cell>
            <table:table-cell table:style-name="Table1_col3_row3">
              <text:p text:style-name="P2"><text:span text:style-name="En-tete-Cartouche-Projet3GL-Car-text-text">Validé le :</text:span><text:span text:style-name="Contenu-Projet3GL-Cartouche-Car-text-text"> </text:span><text:span text:style-name="Texte-Temporaire-Projet3GL-Car-text-text">date</text:span></text:p>
            </table:table-cell>
          </table:table-row>
        </table:table>
        <text:p text:style-name="En-tete-Cartouche-Projet3GL"/>
        <text:p text:style-name="En-tete-Cartouche-Projet3GL">Diffusion :</text:p>
        <table:table table:name="Table2" table:style-name="Table2">
          <table:table-column/>
          <table:table-column/>
          <table:table-row>
            <table:table-cell table:style-name="Table2_col1_row1">
              <text:p text:style-name="En-tete-Projet3-GL-Tableau-Cartouche">Diffusion</text:p>
            </table:table-cell>
            <table:table-cell table:style-name="Table2_col2_row1">
              <text:p text:style-name="En-tete-Projet3-GL-Tableau-Cartouche">Externe</text:p>
            </table:table-cell>
          </table:table-row>
          <table:table-row>
            <table:table-cell table:style-name="Table2_col1_row2">
              <text:p text:style-name="Contenu-Projet3GL-Cartouche">À :</text:p>
            </table:table-cell>
            <table:table-cell table:style-name="Table2_col2_row2">
              <text:p text:style-name="Contenu-Projet3GL-Cartouche">Olivier MICHALON</text:p>
            </table:table-cell>
          </table:table-row>
          <table:table-row>
            <table:table-cell table:style-name="Table2_col1_row3">
              <text:p text:style-name="Contenu-Projet3GL-Cartouche">Copie à : </text:p>
            </table:table-cell>
            <table:table-cell table:style-name="Table2_col2_row3">
              <text:p text:style-name="Contenu-Projet3GL-Cartouche">Jérémy VAZ BORGES</text:p>
              <text:p text:style-name="Contenu-Projet3GL-Cartouche">Quentin CHEYNET</text:p>
              <text:p text:style-name="Contenu-Projet3GL-Cartouche">Sébastien TROUSSE</text:p>
              <text:p text:style-name="Contenu-Projet3GL-Cartouche">Jean-Philippe HUGUET</text:p>
              <text:p text:style-name="Contenu-Projet3GL-Cartouche">Guillaume BROC</text:p>
              <text:p text:style-name="Contenu-Projet3GL-Cartouche">Clément CARLES</text:p>
            </table:table-cell>
          </table:table-row>
        </table:table>
        <text:p text:style-name="En-tete-Cartouche-Projet3GL"/>
        <text:p text:style-name="En-tete-Cartouche-Projet3GL">Document de référence :</text:p>
        <table:table table:name="Table3" table:style-name="Table3">
          <table:table-column/>
          <table:table-column/>
          <table:table-row>
            <table:table-cell table:style-name="Table3_col1_row1">
              <text:p text:style-name="En-tete-Projet3-GL-Tableau-Cartouche">Libellé</text:p>
            </table:table-cell>
            <table:table-cell table:style-name="Table3_col2_row1">
              <text:p text:style-name="En-tete-Projet3-GL-Tableau-Cartouche">Document</text:p>
            </table:table-cell>
          </table:table-row>
          <table:table-row>
            <table:table-cell table:style-name="Table3_col1_row2">
              <text:p text:style-name="Contenu-Projet3GL-Cartouche"/>
            </table:table-cell>
            <table:table-cell table:style-name="Table3_col2_row2">
              <text:p text:style-name="Contenu-Projet3GL-Cartouche"/>
            </table:table-cell>
          </table:table-row>
        </table:table>
        <text:p text:style-name="En-tete-Cartouche-Projet3GL"/>
        <text:p text:style-name="En-tete-Cartouche-Projet3GL">Historique :</text:p>
        <table:table table:name="Table4" table:style-name="Table4">
          <table:table-column/>
          <table:table-column/>
          <table:table-column/>
          <table:table-column/>
          <table:table-column/>
          <table:table-row>
            <table:table-cell table:style-name="Table4_col1_row1">
              <text:p text:style-name="En-tete-Projet3-GL-Tableau-Cartouche">N° Version</text:p>
            </table:table-cell>
            <table:table-cell table:style-name="Table4_col2_row1">
              <text:p text:style-name="En-tete-Projet3-GL-Tableau-Cartouche">Auteurs</text:p>
            </table:table-cell>
            <table:table-cell table:style-name="Table4_col3_row1">
              <text:p text:style-name="En-tete-Projet3-GL-Tableau-Cartouche">Approbateurs</text:p>
            </table:table-cell>
            <table:table-cell table:style-name="Table4_col4_row1">
              <text:p text:style-name="En-tete-Projet3-GL-Tableau-Cartouche">Date</text:p>
            </table:table-cell>
            <table:table-cell table:style-name="Table4_col5_row1">
              <text:p text:style-name="En-tete-Projet3-GL-Tableau-Cartouche">Historique des évolutions</text:p>
            </table:table-cell>
          </table:table-row>
          <table:table-row>
            <table:table-cell table:style-name="Table4_col1_row2">
              <text:p text:style-name="Contenu-Projet3GL-Cartouche">4.0</text:p>
            </table:table-cell>
            <table:table-cell table:style-name="Table4_col2_row2">
              <text:p text:style-name="Contenu-Projet3GL-Cartouche"><text:span text:style-name="T2">Clément CARLES</text:span></text:p>
            </table:table-cell>
            <table:table-cell table:style-name="Table4_col3_row2">
              <text:p text:style-name="P3"/>
            </table:table-cell>
            <table:table-cell table:style-name="Table4_col4_row2">
              <text:p text:style-name="Contenu-Projet3GL-Cartouche">18/11/2013</text:p>
            </table:table-cell>
            <table:table-cell table:style-name="Table4_col5_row2">
              <text:p text:style-name="Contenu-Projet3GL-Cartouche">Création du document</text:p>
            </table:table-cell>
          </table:table-row>
        </table:table>
        <text:p text:style-name="Contenu-Projet3GL-Cartouche"/>
        <text:p text:style-name="Normal"/>
        <text:p/>
        <text:p text:style-name="P4"/>
        <text:p text:style-name="P5">Ordre du Jour Réunion Interne 4</text:p>
        <text:p text:style-name="Texte-Projet3-GL"/>
        <text:p text:style-name="Titre-3-Projet3GL"/>
        <text:p text:style-name="P6"><text:span text:style-name="T3">Présentation et validation des amélioration prototypes techniques</text:span></text:p>
        <text:p text:style-name="P6"><text:span text:style-name="T3"><text:tab/>1 Prototype Interface Graphique</text:span><text:span text:style-name="T4"> :</text:span></text:p>
        <text:p text:style-name="P6"><text:span text:style-name="T4"><text:tab/><text:tab/><text:tab/><text:tab/>- gestion des collisions</text:span></text:p>
        <text:p text:style-name="P6"><text:span text:style-name="T4"><text:tab/><text:tab/><text:tab/><text:tab/>- gestion des sauts et de la gravité </text:span></text:p>
        <text:p text:style-name="P6"><text:span text:style-name="T4"><text:tab/><text:tab/><text:tab/><text:tab/> - gestion des bombes</text:span></text:p>
        <text:p text:style-name="P6"><text:span text:style-name="T4"><text:tab/><text:tab/><text:tab/><text:tab/>- modification des touches</text:span></text:p>
        <text:p text:style-name="P6"/>
        <text:p text:style-name="P6"><text:span text:style-name="T3"><text:tab/>2 Prototype Rés</text:span><text:span text:style-name="T4">eau :</text:span></text:p>
        <text:p text:style-name="P6"><text:span text:style-name="T4"><text:tab/><text:tab/><text:tab/><text:tab/>- mise en place du protocole réseau</text:span></text:p>
        <text:p text:style-name="P6"><text:span text:style-name="T4"><text:tab/><text:tab/><text:tab/><text:tab/>- création d’un serveur multi-thread</text:span></text:p>
        <text:p text:style-name="P6"/>
        <text:p text:style-name="P6"/>
        <text:p text:style-name="P6"><text:span text:style-name="T4">Prévision de l’itération 4</text:span></text:p>
        <text:list text:style-name="L1">
          <text:list-item>
            <text:p text:style-name="P7"><text:span text:style-name="T4"/><text:span text:style-name="T3">Modifications éventuelles des documents</text:span></text:p>
          </text:list-item>
          <text:list-item>
            <text:p text:style-name="P7"><text:span text:style-name="T5">Présentation de la fiche d’itération 4 provisionnel </text:span></text:p>
          </text:list-item>
        </text:list>
        <text:p text:style-name="P6"/>
        <text:p text:style-name="P8"/>
        <text:p text:style-name="Titre-3-Projet3GL"><text:span text:style-name="T4">Autres</text:span></text:p>
        <text:list text:style-name="L2">
          <text:list-item>
            <text:p text:style-name="P9"><text:span text:style-name="T4">Questions diverses</text:span></text:p>
          </text:list-item>
        </text:list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Times New Roman" svg:font-family="Times New Roman"/>
    <style:font-face style:name="Symbol" svg:font-family="Symbol"/>
    <style:font-face style:name="Wingdings" svg:font-family="Wingdings"/>
    <style:font-face style:name="Segoe UI" svg:font-family="Segoe UI"/>
    <style:font-face style:name="Calibri Light" svg:font-family="Calibri Light"/>
  </office:font-face-decls>
  <office:styles>
    <style:default-style style:family="paragraph">
      <style:paragraph-properties style:tab-stop-distance="1.249cm"/>
    </style:default-style>
    <style:style style:family="text" style:name="Texte-Temporaire-Projet3GL-Car-text-text" style:display-name="Texte Temporaire Projet3GL Car_text_text" style:next-style-name="Texte-Temporaire-Projet3GL-Car-text-text">
      <style:text-properties style:font-name="Times New Roman" fo:font-size="11pt" fo:font-style="italic"/>
    </style:style>
    <style:style style:family="text" style:name="WW-CharLFO2LVL6-text-text" style:display-name="WW_CharLFO2LVL6_text_text" style:next-style-name="WW-CharLFO2LVL6-text-text">
      <style:text-properties style:font-name="Wingdings"/>
    </style:style>
    <style:style style:family="text" style:name="WW-CharLFO1LVL4-text-text" style:display-name="WW_CharLFO1LVL4_text_text" style:next-style-name="WW-CharLFO1LVL4-text-text">
      <style:text-properties style:font-name="Symbol"/>
    </style:style>
    <style:style style:family="text" style:name="WW-CharLFO3LVL3-text-text" style:display-name="WW_CharLFO3LVL3_text_text" style:next-style-name="WW-CharLFO3LVL3-text-text">
      <style:text-properties style:font-name="Wingdings"/>
    </style:style>
    <style:style style:family="text" style:name="Texte-Projet3-GL-Car-text-text" style:display-name="Texte Projet3 GL Car_text_text" style:next-style-name="Texte-Projet3-GL-Car-text-text">
      <style:text-properties style:font-name="Times New Roman" fo:font-size="12pt"/>
    </style:style>
    <style:style style:family="text" style:name="WW-CharLFO1LVL5-text-text" style:display-name="WW_CharLFO1LVL5_text_text" style:next-style-name="WW-CharLFO1LVL5-text-text">
      <style:text-properties style:font-name="Courier New"/>
    </style:style>
    <style:style style:family="text" style:name="WW-CharLFO3LVL4-text-text" style:display-name="WW_CharLFO3LVL4_text_text" style:next-style-name="WW-CharLFO3LVL4-text-text">
      <style:text-properties style:font-name="Symbol"/>
    </style:style>
    <style:style style:family="text" style:name="WW-CharLFO2LVL2-text-text" style:display-name="WW_CharLFO2LVL2_text_text" style:next-style-name="WW-CharLFO2LVL2-text-text">
      <style:text-properties style:font-name="Courier New"/>
    </style:style>
    <style:style style:family="text" style:name="WW-CharLFO3LVL6-text-text" style:display-name="WW_CharLFO3LVL6_text_text" style:next-style-name="WW-CharLFO3LVL6-text-text">
      <style:text-properties style:font-name="Wingdings"/>
    </style:style>
    <style:style style:family="text" style:name="WW-CharLFO2LVL3-text-text" style:display-name="WW_CharLFO2LVL3_text_text" style:next-style-name="WW-CharLFO2LVL3-text-text">
      <style:text-properties style:font-name="Wingdings"/>
    </style:style>
    <style:style style:family="text" style:name="Titre4Perso-Car-text-text" style:display-name="Titre4Perso Car_text_text" style:parent-style-name="Titre4-Projet3GL-Car1-text-text" style:next-style-name="Titre4Perso-Car-text-text">
      <style:text-properties fo:color="#8496b0" style:font-name="Times New Roman" fo:font-size="13pt" fo:font-weight="bold"/>
    </style:style>
    <style:style style:family="text" style:name="WW-CharLFO1LVL1-text-text" style:display-name="WW_CharLFO1LVL1_text_text" style:next-style-name="WW-CharLFO1LVL1-text-text">
      <style:text-properties style:font-name="Symbol"/>
    </style:style>
    <style:style style:family="text" style:name="Emphase-p--le-text-text" style:display-name="Emphase pâle_text_text" style:next-style-name="Emphase-p--le-text-text">
      <style:text-properties fo:color="#404040" fo:font-style="italic"/>
    </style:style>
    <style:style style:family="text" style:name="WW-CharLFO1LVL2-text-text" style:display-name="WW_CharLFO1LVL2_text_text" style:next-style-name="WW-CharLFO1LVL2-text-text">
      <style:text-properties style:font-name="Courier New"/>
    </style:style>
    <style:style style:family="text" style:name="WW-CharLFO2LVL1-text-text" style:display-name="WW_CharLFO2LVL1_text_text" style:next-style-name="WW-CharLFO2LVL1-text-text">
      <style:text-properties style:font-name="Symbol"/>
    </style:style>
    <style:style style:family="text" style:name="WW-CharLFO1LVL9-text-text" style:display-name="WW_CharLFO1LVL9_text_text" style:next-style-name="WW-CharLFO1LVL9-text-text">
      <style:text-properties style:font-name="Wingdings"/>
    </style:style>
    <style:style style:family="text" style:name="WW-CharLFO3LVL8-text-text" style:display-name="WW_CharLFO3LVL8_text_text" style:next-style-name="WW-CharLFO3LVL8-text-text">
      <style:text-properties style:font-name="Courier New"/>
    </style:style>
    <style:style style:family="text" style:name="Titre-3-Car-text-text" style:display-name="Titre 3 Car_text_text" style:next-style-name="Titre-3-Car-text-text">
      <style:text-properties fo:color="#1f4d78" style:font-name="Calibri Light" fo:font-size="12pt"/>
    </style:style>
    <style:style style:family="text" style:name="Titre-3-Projet3GL-Car-text-text" style:display-name="Titre 3 Projet3GL Car_text_text" style:parent-style-name="Titre-3-Car-text-text" style:next-style-name="Titre-3-Projet3GL-Car-text-text">
      <style:text-properties fo:color="#2e74b5" style:font-name="Times New Roman" fo:font-size="14pt"/>
    </style:style>
    <style:style style:family="text" style:name="WW-CharLFO3LVL9-text-text" style:display-name="WW_CharLFO3LVL9_text_text" style:next-style-name="WW-CharLFO3LVL9-text-text">
      <style:text-properties style:font-name="Wingdings"/>
    </style:style>
    <style:style style:family="text" style:name="WW-CharLFO2LVL7-text-text" style:display-name="WW_CharLFO2LVL7_text_text" style:next-style-name="WW-CharLFO2LVL7-text-text">
      <style:text-properties style:font-name="Symbol"/>
    </style:style>
    <style:style style:family="text" style:name="Titre-4-Car-text-text" style:display-name="Titre 4 Car_text_text" style:next-style-name="Titre-4-Car-text-text">
      <style:text-properties fo:color="#2e74b5" style:font-name="Calibri Light" fo:font-size="11pt" fo:font-style="italic"/>
    </style:style>
    <style:style style:family="text" style:name="Titre4-Projet3GL-Car-text-text" style:display-name="Titre4 Projet3GL Car_text_text" style:next-style-name="Titre4-Projet3GL-Car-text-text">
      <style:text-properties fo:color="#8496b0" style:font-name="Times New Roman" fo:font-size="13pt" fo:font-style="italic" fo:font-weight="bold"/>
    </style:style>
    <style:style style:family="text" style:name="WW-CharLFO2LVL8-text-text" style:display-name="WW_CharLFO2LVL8_text_text" style:next-style-name="WW-CharLFO2LVL8-text-text">
      <style:text-properties style:font-name="Courier New"/>
    </style:style>
    <style:style style:family="text" style:name="WW-CharLFO1LVL6-text-text" style:display-name="WW_CharLFO1LVL6_text_text" style:next-style-name="WW-CharLFO1LVL6-text-text">
      <style:text-properties style:font-name="Wingdings"/>
    </style:style>
    <style:style style:family="text" style:name="WW-CharLFO3LVL5-text-text" style:display-name="WW_CharLFO3LVL5_text_text" style:next-style-name="WW-CharLFO3LVL5-text-text">
      <style:text-properties style:font-name="Courier New"/>
    </style:style>
    <style:style style:family="text" style:name="Titre-2-Projet3GL-Car-text-text" style:display-name="Titre 2 Projet3GL Car_text_text" style:parent-style-name="Titre-2-Car1-text-text" style:next-style-name="Titre-2-Projet3GL-Car-text-text">
      <style:text-properties fo:color="#2e74b5" style:font-name="Times New Roman" fo:font-size="16pt"/>
    </style:style>
    <style:style style:family="text" style:name="Contenu-Projet3GL-Cartouche-Car-text-text" style:display-name="Contenu Projet3GL Cartouche Car_text_text" style:next-style-name="Contenu-Projet3GL-Cartouche-Car-text-text">
      <style:text-properties style:font-name="Times New Roman" fo:font-size="11pt"/>
    </style:style>
    <style:style style:family="text" style:name="WW-CharLFO1LVL7-text-text" style:display-name="WW_CharLFO1LVL7_text_text" style:next-style-name="WW-CharLFO1LVL7-text-text">
      <style:text-properties style:font-name="Symbol"/>
    </style:style>
    <style:style style:family="text" style:name="Titre-2-Car1-text-text" style:display-name="Titre 2 Car1_text_text" style:next-style-name="Titre-2-Car1-text-text">
      <style:text-properties fo:color="#2e74b5" style:font-name="Calibri Light" fo:font-size="13pt"/>
    </style:style>
    <style:style style:family="text" style:name="Titre-1-Car-text-text" style:display-name="Titre 1 Car_text_text" style:next-style-name="Titre-1-Car-text-text">
      <style:text-properties fo:color="#2e74b5" style:font-name="Calibri Light" fo:font-size="16pt"/>
    </style:style>
    <style:style style:family="text" style:name="WW-CharLFO2LVL4-text-text" style:display-name="WW_CharLFO2LVL4_text_text" style:next-style-name="WW-CharLFO2LVL4-text-text">
      <style:text-properties style:font-name="Symbol"/>
    </style:style>
    <style:style style:family="text" style:name="Titre4-Projet3GL-Car1-text-text" style:display-name="Titre4 Projet3GL Car1_text_text" style:parent-style-name="Titre-4-Car1-text-text" style:next-style-name="Titre4-Projet3GL-Car1-text-text">
      <style:text-properties fo:color="#8496b0" style:font-name="Times New Roman" fo:font-size="13pt" fo:font-style="italic" fo:font-weight="bold"/>
    </style:style>
    <style:style style:family="text" style:name="WW-CharLFO3LVL1-text-text" style:display-name="WW_CharLFO3LVL1_text_text" style:next-style-name="WW-CharLFO3LVL1-text-text">
      <style:text-properties style:font-name="Symbol"/>
    </style:style>
    <style:style style:family="text" style:name="Titre-Car1-text-text" style:display-name="Titre Car1_text_text" style:next-style-name="Titre-Car1-text-text">
      <style:text-properties style:font-name="Calibri Light" fo:font-size="28pt"/>
    </style:style>
    <style:style style:family="text" style:name="En-tete-Cartouche-Projet3GL-Car-text-text" style:display-name="En-tete Cartouche Projet3GL Car_text_text" style:next-style-name="En-tete-Cartouche-Projet3GL-Car-text-text">
      <style:text-properties style:font-name="Times New Roman" fo:font-size="11pt" fo:font-weight="bold"/>
    </style:style>
    <style:style style:family="text" style:name="WW-CharLFO1LVL3-text-text" style:display-name="WW_CharLFO1LVL3_text_text" style:next-style-name="WW-CharLFO1LVL3-text-text">
      <style:text-properties style:font-name="Wingdings"/>
    </style:style>
    <style:style style:family="text" style:name="WW-CharLFO3LVL2-text-text" style:display-name="WW_CharLFO3LVL2_text_text" style:next-style-name="WW-CharLFO3LVL2-text-text">
      <style:text-properties style:font-name="Courier New"/>
    </style:style>
    <style:style style:family="text" style:name="Texte-de-bulles-Car-text-text" style:display-name="Texte de bulles Car_text_text" style:next-style-name="Texte-de-bulles-Car-text-text">
      <style:text-properties style:font-name="Segoe UI" fo:font-size="9pt"/>
    </style:style>
    <style:style style:family="text" style:name="Titre-Car-text-text" style:display-name="Titre Car_text_text" style:next-style-name="Titre-Car-text-text">
      <style:text-properties style:font-name="Calibri Light" fo:font-size="28pt"/>
    </style:style>
    <style:style style:family="text" style:name="Titre-Document-Projet3GL-Car-text-text" style:display-name="Titre Document Projet3GL Car_text_text" style:parent-style-name="Titre-Car1-text-text" style:next-style-name="Titre-Document-Projet3GL-Car-text-text">
      <style:text-properties style:font-name="Times New Roman" fo:font-size="28pt"/>
    </style:style>
    <style:style style:family="text" style:name="En-tete-Projet3-GL-Tableau-Cartouche-Car-text-text" style:display-name="En-tete Projet3 GL Tableau Cartouche Car_text_text" style:next-style-name="En-tete-Projet3-GL-Tableau-Cartouche-Car-text-text">
      <style:text-properties style:font-name="Times New Roman" fo:font-size="11pt" fo:font-weight="bold"/>
    </style:style>
    <style:style style:family="text" style:name="Titre-2-Car-text-text" style:display-name="Titre 2 Car_text_text" style:next-style-name="Titre-2-Car-text-text">
      <style:text-properties fo:color="#2e74b5" style:font-name="Calibri Light" fo:font-size="13pt"/>
    </style:style>
    <style:style style:family="text" style:name="WW-CharLFO2LVL9-text-text" style:display-name="WW_CharLFO2LVL9_text_text" style:next-style-name="WW-CharLFO2LVL9-text-text">
      <style:text-properties style:font-name="Wingdings"/>
    </style:style>
    <style:style style:family="text" style:name="Titre-4-Car1-text-text" style:display-name="Titre 4 Car1_text_text" style:next-style-name="Titre-4-Car1-text-text">
      <style:text-properties fo:color="#2e74b5" style:font-name="Calibri Light" fo:font-size="11pt" fo:font-style="italic"/>
    </style:style>
    <style:style style:family="text" style:name="WW-CharLFO3LVL7-text-text" style:display-name="WW_CharLFO3LVL7_text_text" style:next-style-name="WW-CharLFO3LVL7-text-text">
      <style:text-properties style:font-name="Symbol"/>
    </style:style>
    <style:style style:family="text" style:name="WW-CharLFO1LVL8-text-text" style:display-name="WW_CharLFO1LVL8_text_text" style:next-style-name="WW-CharLFO1LVL8-text-text">
      <style:text-properties style:font-name="Courier New"/>
    </style:style>
    <style:style style:family="text" style:name="Emphasis-text-text" style:display-name="Emphasis_text_text" style:next-style-name="Emphasis-text-text">
      <style:text-properties fo:font-style="italic"/>
    </style:style>
    <style:style style:family="text" style:name="WW-CharLFO2LVL5-text-text" style:display-name="WW_CharLFO2LVL5_text_text" style:next-style-name="WW-CharLFO2LVL5-text-text">
      <style:text-properties style:font-name="Courier New"/>
    </style:style>
    <style:style style:family="paragraph" style:name="Paragraphe-de-liste" style:display-name="Paragraphe de liste" style:parent-style-name="Normal" style:next-style-name="Paragraphe-de-liste">
      <style:paragraph-properties fo:text-indent="0cm" fo:margin-left="1.27cm" fo:margin-right="0cm"/>
    </style:style>
    <style:style style:family="paragraph" style:name="En-tete-Projet3-GL-Tableau-Cartouche" style:display-name="En-tete Projet3 GL Tableau Cartouche" style:parent-style-name="Normal" style:next-style-name="En-tete-Projet3-GL-Tableau-Cartouche">
      <style:paragraph-properties fo:line-height="100%" fo:margin-top="0cm" fo:margin-bottom="0cm"/>
      <style:text-properties style:font-name="Times New Roman" fo:font-weight="bold"/>
    </style:style>
    <style:style style:family="paragraph" style:name="Titre-3-Projet3GL" style:display-name="Titre 3 Projet3GL" style:parent-style-name="Heading-3" style:next-style-name="Titre-3-Projet3GL">
      <style:paragraph-properties>
        <style:tab-stops>
          <style:tab-stop style:type="left" style:position="0.477778in"/>
          <style:tab-stop style:type="left" style:position="0.571528in"/>
          <style:tab-stop style:type="left" style:position="0.625000in"/>
        </style:tab-stops>
      </style:paragraph-properties>
      <style:text-properties fo:color="#2e74b5" style:font-name="Times New Roman" fo:font-size="14pt"/>
    </style:style>
    <style:style style:family="paragraph" style:name="R--vision" style:display-name="Révision" style:next-style-name="R--vision">
      <style:text-properties fo:font-size="11pt"/>
    </style:style>
    <style:style style:family="paragraph" style:name="Contenu-Projet3GL-Cartouche" style:display-name="Contenu Projet3GL Cartouche" style:parent-style-name="Normal" style:next-style-name="Contenu-Projet3GL-Cartouche">
      <style:paragraph-properties fo:line-height="100%" fo:margin-top="0cm" fo:margin-bottom="0cm"/>
      <style:text-properties style:font-name="Times New Roman"/>
    </style:style>
    <style:style style:family="paragraph" style:name="Titre-2-Projet3GL" style:display-name="Titre 2 Projet3GL" style:parent-style-name="Heading-2" style:next-style-name="Titre-2-Projet3GL">
      <style:paragraph-properties fo:text-align="center"/>
      <style:text-properties style:font-name="Times New Roman" fo:font-size="16pt"/>
    </style:style>
    <style:style style:family="paragraph" style:name="Normal" style:display-name="Normal"/>
    <style:style style:family="paragraph" style:name="R-u233--vision" style:display-name="R\u233 ?vision" style:next-style-name="R-u233--vision">
      <style:text-properties fo:font-size="11pt"/>
    </style:style>
    <style:style style:family="paragraph" style:name="En-tete-Cartouche-Projet3GL" style:display-name="En-tete Cartouche Projet3GL" style:parent-style-name="Normal" style:next-style-name="En-tete-Cartouche-Projet3GL">
      <style:text-properties style:font-name="Times New Roman" fo:font-weight="bold"/>
    </style:style>
    <style:style style:family="paragraph" style:name="Titre-Document-Projet3GL" style:display-name="Titre Document Projet3GL" style:parent-style-name="Title" style:next-style-name="Titre-Document-Projet3GL">
      <style:paragraph-properties fo:text-align="center"/>
      <style:text-properties style:font-name="Times New Roman"/>
    </style:style>
    <style:style style:family="paragraph" style:name="Heading-1" style:display-name="Heading 1" style:parent-style-name="Normal" style:next-style-name="Normal">
      <style:paragraph-properties fo:margin-top="0.423cm" fo:margin-bottom="0cm" fo:keep-with-next="always"/>
      <style:text-properties fo:color="#2e74b5" style:font-name="Calibri Light" fo:font-size="16pt"/>
    </style:style>
    <style:style style:family="paragraph" style:name="Heading-2" style:display-name="Heading 2" style:parent-style-name="Normal" style:next-style-name="Normal">
      <style:paragraph-properties fo:margin-top="0.071cm" fo:margin-bottom="0cm" fo:keep-with-next="always"/>
      <style:text-properties fo:color="#2e74b5" style:font-name="Calibri Light" fo:font-size="13pt"/>
    </style:style>
    <style:style style:family="paragraph" style:name="Heading-3" style:display-name="Heading 3" style:parent-style-name="Normal" style:next-style-name="Normal">
      <style:paragraph-properties fo:margin-top="0.071cm" fo:margin-bottom="0cm" fo:keep-with-next="always"/>
      <style:text-properties fo:color="#1f4d78" style:font-name="Calibri Light" fo:font-size="12pt"/>
    </style:style>
    <style:style style:family="paragraph" style:name="Heading-4" style:display-name="Heading 4" style:parent-style-name="Normal" style:next-style-name="Normal">
      <style:paragraph-properties fo:margin-top="0.071cm" fo:margin-bottom="0cm" fo:keep-with-next="always"/>
      <style:text-properties fo:color="#2e74b5" style:font-name="Calibri Light" fo:font-style="italic"/>
    </style:style>
    <style:style style:family="paragraph" style:name="Texte-Temporaire-Projet3GL" style:display-name="Texte Temporaire Projet3GL" style:parent-style-name="Normal" style:next-style-name="Texte-Temporaire-Projet3GL">
      <style:paragraph-properties fo:line-height="100%" fo:margin-top="0cm" fo:margin-bottom="0cm"/>
      <style:text-properties style:font-name="Times New Roman"/>
    </style:style>
    <style:style style:family="paragraph" style:name="Title" style:display-name="Title" style:parent-style-name="Normal" style:next-style-name="Normal">
      <style:paragraph-properties fo:line-height="100%" fo:margin-top="0cm" fo:margin-bottom="0cm"/>
      <style:text-properties style:font-name="Calibri Light" fo:font-size="28pt"/>
    </style:style>
    <style:style style:family="paragraph" style:name="Titre4-Projet3GL" style:display-name="Titre4 Projet3GL" style:parent-style-name="Heading-4" style:next-style-name="Heading-4">
      <style:paragraph-properties fo:line-height="100%"/>
      <style:text-properties fo:color="#8496b0" style:font-name="Times New Roman" fo:font-size="13pt" fo:font-weight="bold"/>
    </style:style>
    <style:style style:family="paragraph" style:name="Footer" style:display-name="Footer" style:parent-style-name="Normal" style:next-style-name="Foot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Texte-Projet3-GL" style:display-name="Texte Projet3 GL" style:parent-style-name="Normal" style:next-style-name="Texte-Projet3-GL">
      <style:paragraph-properties fo:text-align="justify" fo:line-height="100%" fo:margin-top="0cm" fo:margin-bottom="0cm"/>
      <style:text-properties style:font-name="Times New Roman" fo:font-size="12pt"/>
    </style:style>
    <style:style style:family="paragraph" style:name="Text-Body-Single" style:display-name="Text Body Single" style:parent-style-name="Normal" style:next-style-name="Text-Body-Single">
      <style:paragraph-properties fo:margin-top="0cm" fo:margin-bottom="0.212cm"/>
    </style:style>
    <style:style style:family="paragraph" style:name="Header" style:display-name="Header" style:parent-style-name="Normal" style:next-style-name="Head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Subtitle" style:display-name="Subtitle" style:parent-style-name="Title" style:next-style-name="Text-Body-Single">
      <style:paragraph-properties fo:text-align="center"/>
      <style:text-properties fo:font-size="14pt" fo:font-style="italic"/>
    </style:style>
    <style:style style:family="paragraph" style:name="Texte-de-bulles" style:display-name="Texte de bulles" style:parent-style-name="Normal" style:next-style-name="Texte-de-bulles">
      <style:paragraph-properties fo:line-height="100%" fo:margin-top="0cm" fo:margin-bottom="0cm"/>
      <style:text-properties style:font-name="Segoe UI" fo:font-size="9pt"/>
    </style:style>
  </office:styles>
  <office:automatic-styles>
    <style:style style:family="paragraph" style:name="P2" style:display-name="P2" style:parent-style-name="Footer">
      <style:paragraph-properties fo:text-align="end"/>
    </style:style>
    <style:style style:family="paragraph" style:name="P1" style:display-name="P1" style:parent-style-name="Header">
      <style:paragraph-properties fo:text-align="center"/>
      <style:text-properties style:font-name="Times New Roman" fo:font-style="italic"/>
    </style:style>
    <style:page-layout style:name="Standard">
      <style:page-layout-properties fo:page-width="210.000000mm" fo:page-height="297.000000mm" style:print-orientation="portrait"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header>
        <text:p text:style-name="P1">Ordre du Jour Réunion Interne 4</text:p>
      </style:header>
      <style:footer>
        <text:p text:style-name="P2"><text:page-number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title>Ordre du Jour Réunion Interne 2</dc:title>
    <meta:initial-creator>Sébastien Trousse</meta:initial-creator>
    <meta:creation-date>2013-11-11T23:12:00Z</meta:creation-date>
    <dc:date>2013-11-12T13:07:00</dc:date>
  </office:meta>
</office:document-meta>
</file>